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leObj1" manifest:media-type=""/>
  <manifest:file-entry manifest:full-path="ObjectReplacements/OleObj2" manifest:media-type=""/>
  <manifest:file-entry manifest:full-path="OleObj1" manifest:media-type="application/octet-stream"/>
  <manifest:file-entry manifest:full-path="settings.xml" manifest:media-type="text/xml"/>
  <manifest:file-entry manifest:full-path="OleObj2" manifest:media-type="application/octet-stream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00%" fo:text-align="start" style:justify-single-word="false"/>
    </style:style>
    <style:style style:name="P2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Calibri1" fo:font-size="28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Calibri1" fo:font-size="20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in" fo:margin-bottom="0.139in" loext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fr1" style:family="graphic" style:parent-style-name="OLE">
      <style:graphic-properties style:vertical-pos="top" style:vertical-rel="baseline" draw:ole-draw-aspect="1" draw:visible-area-top="0in" draw:visible-area-width="1.9685in" draw:visible-area-height="1.968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eriment(1):-</text:p>
      <text:p text:style-name="P3">Aim:-</text:p>
      <text:p text:style-name="P4">Configuartion of network devices using packet</text:p>
      <text:p text:style-name="P3">Software required:-</text:p>
      <text:p text:style-name="P4">pcs and hub</text:p>
      <text:p text:style-name="P3">Algorithm:-</text:p>
      <text:p text:style-name="P4">step1:-First select 6 pcs and 1hub.</text:p>
      <text:p text:style-name="P4">step2:-Connect all pcs to hub with connectors.</text:p>
      <text:p text:style-name="P4">step3:-Give every pcs by its own ip address like (ex:-192.212.1.1,192.212.1.2,........192.212.1.6).</text:p>
      <text:p text:style-name="P4">step4:-Select message to one pc to another pc.</text:p>
      <text:p text:style-name="P4">step5:-Now go to simulation and click the play.</text:p>
      <text:p text:style-name="P4">step6:-We can observe the movement of messages.</text:p>
      <text:p text:style-name="P4">step7:-Down we get that messages going correct or not if it is correct then it will display succesfull ,if it is not correct then it will be in progress.</text:p>
      <text:p text:style-name="P1"><draw:frame draw:style-name="fr1" draw:name="1" text:anchor-type="as-char" svg:width="5.7665in" style:rel-width="scale" svg:height="3.2417in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1"><text:soft-page-break/><draw:frame draw:style-name="fr1" draw:name="2" text:anchor-type="as-char" svg:width="5.7665in" style:rel-width="scale" svg:height="3.4665in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2" meta:page-count="2" meta:paragraph-count="15" meta:word-count="89" meta:character-count="579" meta:non-whitespace-character-count="503"/>
    <meta:generator>Neat_Office/6.2.8.2$Windows_x86 LibreOffice_project/</meta:generator>
  </office:meta>
</office:document-meta>
</file>